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55.05pt"/>
          <style:tab-stop style:position="3287.40pt"/>
          <style:tab-stop style:position="1688.5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55.05pt"/>
          <style:tab-stop style:position="3287.40pt"/>
          <style:tab-stop style:position="1688.55pt" style:type="right"/>
        </style:tab-stops>
      </style:paragraph-properties>
    </style:style>
    <style:style style:name="P16" style:family="paragraph">
      <style:paragraph-properties fo:line-height="100.00%" fo:text-align="left" fo:margin-left="2.70pt" fo:text-indent="-2.70pt">
        <style:tab-stops>
          <style:tab-stop style:position="55.05pt"/>
          <style:tab-stop style:position="3287.40pt"/>
          <style:tab-stop style:position="1688.5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55.05pt"/>
          <style:tab-stop style:position="3287.40pt"/>
          <style:tab-stop style:position="1688.55pt" style:type="right"/>
        </style:tab-stops>
      </style:paragraph-properties>
    </style:style>
    <style:style style:name="P19" style:family="paragraph">
      <style:paragraph-properties fo:line-height="100.00%" fo:text-align="left" fo:margin-left="2.70pt" fo:text-indent="-2.70pt">
        <style:tab-stops>
          <style:tab-stop style:position="55.05pt"/>
          <style:tab-stop style:position="3287.40pt"/>
          <style:tab-stop style:position="1688.55pt" style:type="righ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55.05pt"/>
          <style:tab-stop style:position="3287.40pt"/>
          <style:tab-stop style:position="1688.55pt" style:type="right"/>
        </style:tab-stops>
      </style:paragraph-properties>
    </style:style>
    <style:style style:name="P22" style:family="paragraph">
      <style:paragraph-properties fo:line-height="100.00%" fo:text-align="justify"/>
    </style:style>
    <style:style style:name="TableColumn0100" style:family="table-column">
      <style:table-column-properties style:column-width="0.802083in"/>
    </style:style>
    <style:style style:name="TableColumn0101" style:family="table-column">
      <style:table-column-properties style:column-width="2.947917in"/>
    </style:style>
    <style:style style:name="TableColumn0102" style:family="table-column">
      <style:table-column-properties style:column-width="2.958333in"/>
    </style:style>
    <style:style style:name="Table01" style:family="table">
      <style:table-properties style:width="6.70833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transparent"/>
    </style:style>
    <style:style style:name="TableCell0100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transparent"/>
    </style:style>
    <style:style style:name="TableCell010002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transparent"/>
    </style:style>
    <style:style style:name="TableCell0101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transparent"/>
    </style:style>
    <style:style style:name="TableCell010102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transparent"/>
    </style:style>
    <style:style style:name="TableRow0102" style:family="table-row">
      <style:table-row-properties style:min-row-height="0.166667in"/>
    </style:style>
    <style:style style:name="TableCell0102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transparent"/>
    </style:style>
    <style:style style:name="TableCell0102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transparent"/>
    </style:style>
    <style:style style:name="TableCell010202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transparent"/>
    </style:style>
  </office:automatic-styles>
  <office:body>
    <office:text>
      <text:p text:style-name="P1"><text:span text:style-name="T1">Tymon Górzy</text:span><text:span text:style-name="T2">ński nr 102093</text:span></text:p>
      <text:p text:style-name="P1"><text:span text:style-name="T3"/></text:p>
      <text:p text:style-name="P2"><text:span text:style-name="T4">DOKUMENT TECHNICZNY PROJEKTU SKRYPTU</text:span></text:p>
      <text:p text:style-name="P2"><text:span text:style-name="T5">Komunikator tekstowy ( Chat )</text:span></text:p>
      <text:p text:style-name="P2"><text:span text:style-name="T6">PRZEDMIOT: PROGRAMOWANIE ZAAWANSOWANIE</text:span></text:p>
      <text:p text:style-name="P3"><text:span text:style-name="T7"/></text:p>
      <text:p text:style-name="P3"><text:span text:style-name="T8">1. Tematyka projektu</text:span></text:p>
      <text:p text:style-name="P3"><text:span text:style-name="T9"/></text:p>
      <text:p text:style-name="P4"><text:span text:style-name="T10">Projektem jest program s</text:span><text:span text:style-name="T11">ł</text:span><text:span text:style-name="T12">u</text:span><text:span text:style-name="T13">żą</text:span><text:span text:style-name="T14">cy do komunikacji tekstowej na serwerze, pomi</text:span><text:span text:style-name="T15">ę</text:span><text:span text:style-name="T16">dzy kiloma u</text:span><text:span text:style-name="T17">ż</text:span><text:span text:style-name="T18">ytkownikami w jednym czasie. Do utworzenia powy</text:span><text:span text:style-name="T19">ż</text:span><text:span text:style-name="T20">szej komunikacji wykorzystano j</text:span><text:span text:style-name="T21">ę</text:span><text:span text:style-name="T22">zyk C# oraz sie</text:span><text:span text:style-name="T23">ć</text:span><text:span text:style-name="T24"><text:s/>lokaln</text:span><text:span text:style-name="T25">ą</text:span><text:span text:style-name="T26"><text:s/>w której znajduj</text:span><text:span text:style-name="T27">ę</text:span><text:span text:style-name="T28"><text:s/>si</text:span><text:span text:style-name="T29">ę</text:span><text:span text:style-name="T30"><text:s/>jednostka komputerowa.</text:span><text:span text:style-name="T31"/></text:p>
      <text:p text:style-name="P4"><text:span text:style-name="T32"/></text:p>
      <text:list text:style-name="L5">
        <text:list-item>
          <text:p text:style-name="P5"><text:span text:style-name="T33">interakcja zachodzi pomiedzy klientem a serwerem </text:span></text:p>
        </text:list-item>
        <text:list-item>
          <text:p text:style-name="P5"><text:span text:style-name="T33">ka</text:span><text:span text:style-name="T34">ż</text:span><text:span text:style-name="T35">dy client<text:s/></text:span><text:span text:style-name="T36">wysy</text:span><text:span text:style-name="T37">ł</text:span><text:span text:style-name="T38">a pakiety do serwera</text:span><text:span text:style-name="T39"/></text:p>
        </text:list-item>
        <text:list-item>
          <text:p text:style-name="P5"><text:span text:style-name="T40">serwer gromadzi informacje od clientów i wysy</text:span><text:span text:style-name="T41">ł</text:span><text:span text:style-name="T42">a je do pozosta</text:span><text:span text:style-name="T43">ł</text:span><text:span text:style-name="T44">ych</text:span><text:span text:style-name="T45"/></text:p>
        </text:list-item>
        <text:list-item>
          <text:p text:style-name="P5"><text:span text:style-name="T45">klient jest w stanie po</text:span><text:span text:style-name="T46">łączyć się z danym serwerem</text:span><text:span text:style-name="T47"><text:s/>za po</text:span><text:span text:style-name="T48">ś</text:span><text:span text:style-name="T49">rednictwem protoko</text:span><text:span text:style-name="T50">ł</text:span><text:span text:style-name="T51">u IP</text:span><text:span text:style-name="T52"/></text:p>
        </text:list-item>
        <text:list-item>
          <text:p text:style-name="P5"><text:span text:style-name="T53">weryfikacja przy po</text:span><text:span text:style-name="T54">łą</text:span><text:span text:style-name="T55">czeniu Clienta do Serwera<text:s/></text:span><text:span text:style-name="T56">czy Serwer jest offline</text:span></text:p>
        </text:list-item>
        <text:list-item>
          <text:p text:style-name="P5"><text:span text:style-name="T56">komunikaty od Serwera do Clienta</text:span><text:span text:style-name="T57"/></text:p>
        </text:list-item>
        <text:list-item>
          <text:p text:style-name="P5"><text:span text:style-name="T58">komunikaty od Clienta do Serwera</text:span><text:span text:style-name="T59"/></text:p>
        </text:list-item>
        <text:list-item>
          <text:p text:style-name="P5"><text:span text:style-name="T60">komunikaty o b</text:span><text:span text:style-name="T61">łędach w trakcie połączenia</text:span></text:p>
        </text:list-item>
      </text:list>
      <text:p text:style-name="P6"><text:span text:style-name="T62"/></text:p>
      <text:p text:style-name="P6"><text:span text:style-name="T63">2. Diagram przypadków u</text:span><text:span text:style-name="T64">życia</text:span></text:p>
      <text:p text:style-name="P6"><text:span text:style-name="T65"/></text:p>
      <text:p text:style-name="P6"><text:span text:style-name="T66"><text:tab/></text:span></text:p>
      <text:p text:style-name="P6"><draw:frame text:anchor-type="as-char" svg:width="129.38mm" svg:height="157.69mm" style:rel-width="scale" style:rel-height="scale"><draw:object-ole xlink:href="OleObj1"/><draw:image xlink:href="ObjectReplacements/OleObj1"/></draw:frame><text:span text:style-name="T67"/></text:p>
      <text:p text:style-name="P6"><text:span text:style-name="T67"/></text:p>
      <text:p text:style-name="P6"><text:span text:style-name="T67"/></text:p>
      <text:p text:style-name="P6"><text:span text:style-name="T68">4. Opis techniczny projektu</text:span></text:p>
      <text:p text:style-name="P6"><text:span text:style-name="T69"><text:tab/></text:span></text:p>
      <text:list text:style-name="L7">
        <text:list-item>
          <text:p text:style-name="P7"><text:span text:style-name="T69">projekt oparty na j</text:span><text:span text:style-name="T70">ęzyku programowania C#</text:span></text:p>
        </text:list-item>
        <text:list-item>
          <text:p text:style-name="P7"><text:span text:style-name="T71">g</text:span><text:span text:style-name="T72">ł</text:span><text:span text:style-name="T73">ówne biliblioteki System.Net , Net.Sockets, Threading</text:span><text:span text:style-name="T74"/></text:p>
        </text:list-item>
        <text:list-item>
          <text:p text:style-name="P7"><text:span text:style-name="T75">wykorzystywane zasoby MVS 2022</text:span></text:p>
        </text:list-item>
        <text:list-item>
          <text:p text:style-name="P7"><text:span text:style-name="T75">wykorzystanie TCP/IP ( IP4)<text:s text:c="2"/>i aktywnych portów ( netstat )</text:span></text:p>
        </text:list-item>
        <text:list-item>
          <text:p text:style-name="P7"><text:span text:style-name="T75">po</text:span><text:span text:style-name="T76">łączenie klient - serwer w lokalnej sieci</text:span></text:p>
        </text:list-item>
        <text:list-item>
          <text:p text:style-name="P7"><text:span text:style-name="T77">przesy</text:span><text:span text:style-name="T78">ł danych pomiędzy jednostkami</text:span></text:p>
        </text:list-item>
        <text:list-item>
          <text:p text:style-name="P7"><text:span text:style-name="T79">autoryzacja po</text:span><text:span text:style-name="T80">łączenia do serwera</text:span></text:p>
        </text:list-item>
        <text:list-item>
          <text:p text:style-name="P7"><text:span text:style-name="T81">informacja o wylogowaniu klienta</text:span><text:span text:style-name="T82"/></text:p>
        </text:list-item>
        <text:list-item>
          <text:p text:style-name="P7"><text:span text:style-name="T83">informacja o statusie serwera offline</text:span><text:span text:style-name="T84"/></text:p>
        </text:list-item>
      </text:list>
      <text:p text:style-name="P8"><text:span text:style-name="T84"/></text:p>
      <text:p text:style-name="P8"><text:span text:style-name="T84"/></text:p>
      <text:p text:style-name="P8"><text:span text:style-name="T85">5. Potencjalne mo</text:span><text:span text:style-name="T86">żliwe problemy i zagrożenia </text:span></text:p>
      <text:p text:style-name="P8"><text:span text:style-name="T87"/></text:p>
      <text:list text:style-name="L9">
        <text:list-item>
          <text:p text:style-name="P9"><text:span text:style-name="T88">brak po</text:span><text:span text:style-name="T89">łączenia z serwerem pomimo statusu online</text:span></text:p>
        </text:list-item>
        <text:list-item>
          <text:p text:style-name="P9"><text:span text:style-name="T90">zaj</text:span><text:span text:style-name="T91">ęty port</text:span></text:p>
        </text:list-item>
        <text:list-item>
          <text:p text:style-name="P9"><text:span text:style-name="T92">b</text:span><text:span text:style-name="T93">łędna adresacja IP</text:span></text:p>
        </text:list-item>
        <text:list-item>
          <text:p text:style-name="P9"><text:span text:style-name="T94">nag</text:span><text:span text:style-name="T95">ł</text:span><text:span text:style-name="T96">a utrata po</text:span><text:span text:style-name="T97">łą</text:span><text:span text:style-name="T98">czenia z serwerem</text:span><text:span text:style-name="T99"/></text:p>
        </text:list-item>
        <text:list-item>
          <text:p text:style-name="P9"><text:span text:style-name="T99">freez programu przy roz</text:span><text:span text:style-name="T100">łą</text:span><text:span text:style-name="T101">czeniu po</text:span><text:span text:style-name="T102">łą</text:span><text:span text:style-name="T103">czenia</text:span><text:span text:style-name="T104"/></text:p>
        </text:list-item>
        <text:list-item>
          <text:p text:style-name="P9"><text:span text:style-name="T104"/></text:p>
        </text:list-item>
      </text:list>
      <text:p text:style-name="P10"><text:span text:style-name="T105"/></text:p>
      <text:p text:style-name="P10"><text:span text:style-name="T105"/></text:p>
      <text:p text:style-name="P10"><text:span text:style-name="T106">6. Scenariusze testów</text:span></text:p>
      <text:p text:style-name="P10"><text:span text:style-name="T107"/></text:p>
      <text:list text:style-name="L11">
        <text:list-item>
          <text:p text:style-name="P11"><text:span text:style-name="T108">testy w trakcie implementacji b</text:span><text:span text:style-name="T109">ędą polegać na weryfikacji poprawnego połączenia klienta z serwerem oraz na utrzymaniu stabilnego łącza pomiędzy jednostkami.</text:span></text:p>
        </text:list-item>
        <text:list-item>
          <text:p text:style-name="P11"><text:span text:style-name="T110">sprawdzenie czy client wysy</text:span><text:span text:style-name="T111">ł</text:span><text:span text:style-name="T112">a zapytanie do serwera</text:span><text:span text:style-name="T113"/></text:p>
        </text:list-item>
        <text:list-item>
          <text:p text:style-name="P11"><text:span text:style-name="T114">odebranie requestu od clienta przez serwer</text:span><text:span text:style-name="T115"/></text:p>
        </text:list-item>
      </text:list>
      <text:p text:style-name="P12"><text:span text:style-name="T116"/></text:p>
      <text:p text:style-name="P12"><text:span text:style-name="T117">8. Lista zmian w dokumencie</text:span></text:p>
      <text:p text:style-name="P12"><text:span text:style-name="T118"/></text:p>
      <text:p text:style-name="P12"><text:span text:style-name="T118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14"><text:span text:style-name="T119">Rewizja</text:span><text:span text:style-name="T120"/></text:p>
          </table:table-cell>
          <table:table-cell table:style-name="TableCell010001">
            <text:p text:style-name="P14"><text:span text:style-name="T121">Imi</text:span><text:span text:style-name="T122">ę i nazwisko</text:span><text:span text:style-name="T123"/></text:p>
          </table:table-cell>
          <table:table-cell table:style-name="TableCell010002">
            <text:p text:style-name="P14"><text:span text:style-name="T124">Opis</text:span><text:span text:style-name="T125"/></text:p>
          </table:table-cell>
        </table:table-row>
        <table:table-row table:style-name="TableRow0101">
          <table:table-cell table:style-name="TableCell010100">
            <text:p text:style-name="P17"><text:span text:style-name="T126">1</text:span></text:p>
            <text:p text:style-name="P17"><text:span text:style-name="T127"/></text:p>
            <text:p text:style-name="P17"><text:span text:style-name="T128">2</text:span></text:p>
            <text:p text:style-name="P17"><text:span text:style-name="T129"/></text:p>
            <text:p text:style-name="P17"><text:span text:style-name="T130">3</text:span></text:p>
            <text:p text:style-name="P17"><text:span text:style-name="T131"/></text:p>
            <text:p text:style-name="P17"><text:span text:style-name="T132">4</text:span><text:span text:style-name="T133"/></text:p>
          </table:table-cell>
          <table:table-cell table:style-name="TableCell010101">
            <text:p text:style-name="P17"><text:span text:style-name="T134">Tymon Gorzynski</text:span><text:span text:style-name="T135"/></text:p>
          </table:table-cell>
          <table:table-cell table:style-name="TableCell010102">
            <text:p text:style-name="P17"><text:span text:style-name="T136">Dokumentacja projektu</text:span></text:p>
            <text:p text:style-name="P17"><text:span text:style-name="T137"/></text:p>
            <text:p text:style-name="P17"><text:span text:style-name="T138">Wykonanie diagramów</text:span></text:p>
            <text:p text:style-name="P17"><text:span text:style-name="T139"/></text:p>
            <text:p text:style-name="P17"><text:span text:style-name="T140">Dodanie: opis techniczny i nietechniczny.</text:span></text:p>
            <text:p text:style-name="P17"><text:span text:style-name="T141"/></text:p>
            <text:p text:style-name="P17"><text:span text:style-name="T142">Dodanie: zagro</text:span><text:span text:style-name="T143">żenia</text:span><text:span text:style-name="T144"/></text:p>
          </table:table-cell>
        </table:table-row>
        <table:table-row table:style-name="TableRow0102">
          <table:table-cell table:style-name="TableCell010200">
            <text:p text:style-name="P20"><text:span text:style-name="T144">5</text:span></text:p>
          </table:table-cell>
          <table:table-cell table:style-name="TableCell010201">
            <text:p text:style-name="P20"><text:span text:style-name="T144">Tymon Górzy</text:span><text:span text:style-name="T145">ń</text:span><text:span text:style-name="T146">ski</text:span><text:span text:style-name="T147"/></text:p>
          </table:table-cell>
          <table:table-cell table:style-name="TableCell010202">
            <text:p text:style-name="P20"><text:span text:style-name="T147">Implementacja projektu </text:span></text:p>
          </table:table-cell>
        </table:table-row>
      </table:table>
      <text:p text:style-name="P22"><text:span text:style-name="T1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